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Mono" svg:font-family="'Noto Sans Mono'" style:font-family-generic="roman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8.077cm" table:align="left"/>
    </style:style>
    <style:style style:name="Table1.A" style:family="table-column">
      <style:table-column-properties style:column-width="2.223cm"/>
    </style:style>
    <style:style style:name="Table1.B" style:family="table-column">
      <style:table-column-properties style:column-width="1.722cm"/>
    </style:style>
    <style:style style:name="Table1.C" style:family="table-column">
      <style:table-column-properties style:column-width="2.044cm"/>
    </style:style>
    <style:style style:name="Table1.D" style:family="table-column">
      <style:table-column-properties style:column-width="2.088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8.077cm" table:align="left"/>
    </style:style>
    <style:style style:name="Table2.A" style:family="table-column">
      <style:table-column-properties style:column-width="2.223cm"/>
    </style:style>
    <style:style style:name="Table2.B" style:family="table-column">
      <style:table-column-properties style:column-width="1.722cm"/>
    </style:style>
    <style:style style:name="Table2.C" style:family="table-column">
      <style:table-column-properties style:column-width="2.044cm"/>
    </style:style>
    <style:style style:name="Table2.D" style:family="table-column">
      <style:table-column-properties style:column-width="2.088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8.077cm" table:align="left"/>
    </style:style>
    <style:style style:name="Table3.A" style:family="table-column">
      <style:table-column-properties style:column-width="2.223cm"/>
    </style:style>
    <style:style style:name="Table3.B" style:family="table-column">
      <style:table-column-properties style:column-width="1.722cm"/>
    </style:style>
    <style:style style:name="Table3.C" style:family="table-column">
      <style:table-column-properties style:column-width="2.044cm"/>
    </style:style>
    <style:style style:name="Table3.D" style:family="table-column">
      <style:table-column-properties style:column-width="2.088cm"/>
    </style:style>
    <style:style style:name="Table3.A1" style:family="table-cell">
      <style:table-cell-properties style:vertical-align="middle" fo:padding="0.049cm" fo:border="none"/>
    </style:style>
    <style:style style:name="Table4" style:family="table">
      <style:table-properties style:width="8.077cm" table:align="left"/>
    </style:style>
    <style:style style:name="Table4.A" style:family="table-column">
      <style:table-column-properties style:column-width="2.223cm"/>
    </style:style>
    <style:style style:name="Table4.B" style:family="table-column">
      <style:table-column-properties style:column-width="1.722cm"/>
    </style:style>
    <style:style style:name="Table4.C" style:family="table-column">
      <style:table-column-properties style:column-width="2.044cm"/>
    </style:style>
    <style:style style:name="Table4.D" style:family="table-column">
      <style:table-column-properties style:column-width="2.088cm"/>
    </style:style>
    <style:style style:name="Table4.A1" style:family="table-cell">
      <style:table-cell-properties style:vertical-align="middle" fo:padding="0.049cm" fo:border="none"/>
    </style:style>
    <style:style style:name="P1" style:family="paragraph" style:parent-style-name="Standard">
      <style:text-properties officeooo:paragraph-rsid="0023feb2"/>
    </style:style>
    <style:style style:name="P2" style:family="paragraph" style:parent-style-name="Standard">
      <style:text-properties officeooo:paragraph-rsid="003d5e88"/>
    </style:style>
    <style:style style:name="P3" style:family="paragraph" style:parent-style-name="Standard">
      <style:text-properties officeooo:paragraph-rsid="003d9d0a"/>
    </style:style>
    <style:style style:name="P4" style:family="paragraph" style:parent-style-name="Table_20_Contents">
      <style:text-properties officeooo:paragraph-rsid="003d9d0a"/>
    </style:style>
    <style:style style:name="P5" style:family="paragraph" style:parent-style-name="Table_20_Heading">
      <style:text-properties officeooo:paragraph-rsid="003d9d0a"/>
    </style:style>
    <style:style style:name="P6" style:family="paragraph" style:parent-style-name="Standard">
      <style:text-properties officeooo:paragraph-rsid="003ef144"/>
    </style:style>
    <style:style style:name="P7" style:family="paragraph" style:parent-style-name="Standard">
      <style:text-properties officeooo:paragraph-rsid="00409fe4"/>
    </style:style>
    <style:style style:name="P8" style:family="paragraph" style:parent-style-name="Standard">
      <style:text-properties officeooo:paragraph-rsid="0040fab2"/>
    </style:style>
    <style:style style:name="P9" style:family="paragraph" style:parent-style-name="Standard">
      <style:text-properties officeooo:paragraph-rsid="0042d66b"/>
    </style:style>
    <style:style style:name="P10" style:family="paragraph" style:parent-style-name="Standard">
      <style:paragraph-properties style:writing-mode="lr-tb"/>
      <style:text-properties officeooo:paragraph-rsid="0042d66b"/>
    </style:style>
    <style:style style:name="P11" style:family="paragraph" style:parent-style-name="Table_20_Contents">
      <style:text-properties officeooo:rsid="003d9d0a" officeooo:paragraph-rsid="003d9d0a"/>
    </style:style>
    <style:style style:name="P12" style:family="paragraph" style:parent-style-name="Table_20_Contents">
      <style:paragraph-properties style:writing-mode="lr-tb"/>
      <style:text-properties officeooo:rsid="003d9d0a" officeooo:paragraph-rsid="003d9d0a"/>
    </style:style>
    <style:style style:name="P13" style:family="paragraph" style:parent-style-name="Table_20_Heading">
      <style:text-properties fo:font-weight="normal" officeooo:rsid="003d9d0a" officeooo:paragraph-rsid="003d9d0a" style:font-weight-asian="normal" style:font-weight-complex="normal"/>
    </style:style>
    <style:style style:name="P14" style:family="paragraph" style:parent-style-name="Table_20_Contents">
      <style:text-properties officeooo:paragraph-rsid="0044a865"/>
    </style:style>
    <style:style style:name="P15" style:family="paragraph" style:parent-style-name="Standard">
      <style:text-properties officeooo:paragraph-rsid="0044a865"/>
    </style:style>
    <style:style style:name="P16" style:family="paragraph" style:parent-style-name="Standard">
      <style:text-properties officeooo:rsid="004aa881" officeooo:paragraph-rsid="004aa881"/>
    </style:style>
    <style:style style:name="P17" style:family="paragraph" style:parent-style-name="Standard">
      <style:text-properties officeooo:rsid="004c0c53" officeooo:paragraph-rsid="004c0c53"/>
    </style:style>
    <style:style style:name="P18" style:family="paragraph" style:parent-style-name="Standard">
      <style:text-properties officeooo:rsid="004c26b3" officeooo:paragraph-rsid="004c26b3"/>
    </style:style>
    <style:style style:name="P19" style:family="paragraph" style:parent-style-name="Standard">
      <style:text-properties officeooo:rsid="004d13b6" officeooo:paragraph-rsid="004d13b6"/>
    </style:style>
    <style:style style:name="P20" style:family="paragraph" style:parent-style-name="Standard">
      <style:paragraph-properties style:writing-mode="lr-tb"/>
      <style:text-properties officeooo:rsid="004d13b6" officeooo:paragraph-rsid="004d13b6"/>
    </style:style>
    <style:style style:name="P21" style:family="paragraph" style:parent-style-name="Standard">
      <style:text-properties officeooo:paragraph-rsid="004dd855"/>
    </style:style>
    <style:style style:name="P22" style:family="paragraph" style:parent-style-name="Standard">
      <style:text-properties officeooo:rsid="004dd855" officeooo:paragraph-rsid="004dd855"/>
    </style:style>
    <style:style style:name="P23" style:family="paragraph" style:parent-style-name="Standard">
      <style:text-properties officeooo:rsid="004edfba" officeooo:paragraph-rsid="004edfba"/>
    </style:style>
    <style:style style:name="P24" style:family="paragraph" style:parent-style-name="Standard">
      <style:text-properties officeooo:paragraph-rsid="004edfba"/>
    </style:style>
    <style:style style:name="P25" style:family="paragraph" style:parent-style-name="Standard">
      <style:text-properties officeooo:rsid="004fa85e" officeooo:paragraph-rsid="004fa85e"/>
    </style:style>
    <style:style style:name="P26" style:family="paragraph" style:parent-style-name="Standard">
      <style:paragraph-properties style:writing-mode="lr-tb"/>
      <style:text-properties officeooo:rsid="004fa85e" officeooo:paragraph-rsid="004fa85e"/>
    </style:style>
    <style:style style:name="P27" style:family="paragraph" style:parent-style-name="Standard">
      <style:text-properties officeooo:rsid="0051469f" officeooo:paragraph-rsid="0051469f"/>
    </style:style>
    <style:style style:name="P28" style:family="paragraph" style:parent-style-name="Standard">
      <style:text-properties officeooo:rsid="004c0c53" officeooo:paragraph-rsid="004c0c53"/>
    </style:style>
    <style:style style:name="P29" style:family="paragraph" style:parent-style-name="Table_20_Contents">
      <style:text-properties officeooo:paragraph-rsid="00544f7a"/>
    </style:style>
    <style:style style:name="P30" style:family="paragraph" style:parent-style-name="Table_20_Contents">
      <style:text-properties officeooo:rsid="003d9d0a" officeooo:paragraph-rsid="00544f7a"/>
    </style:style>
    <style:style style:name="T1" style:family="text">
      <style:text-properties fo:color="#080808" loext:opacity="100%" style:font-name="Noto Sans Mono" fo:font-size="10pt" fo:font-style="normal" fo:font-weight="normal" style:font-size-asian="10pt" style:font-style-asian="normal" style:font-weight-asian="normal"/>
    </style:style>
    <style:style style:name="T2" style:family="text">
      <style:text-properties fo:color="#080808" loext:opacity="100%" style:font-name="Noto Sans Mono" fo:font-size="10pt" fo:font-style="normal" fo:font-weight="normal" officeooo:rsid="003ef144" style:font-size-asian="10pt" style:font-style-asian="normal" style:font-weight-asian="normal"/>
    </style:style>
    <style:style style:name="T3" style:family="text">
      <style:text-properties fo:color="#080808" loext:opacity="100%" style:font-name="JetBrains Mono" fo:font-size="10pt" fo:font-style="normal" fo:font-weight="normal" style:font-size-asian="10pt" style:font-style-asian="normal" style:font-weight-asian="normal"/>
    </style:style>
    <style:style style:name="T4" style:family="text">
      <style:text-properties officeooo:rsid="003d5e88"/>
    </style:style>
    <style:style style:name="T5" style:family="text">
      <style:text-properties officeooo:rsid="003d9d0a"/>
    </style:style>
    <style:style style:name="T6" style:family="text">
      <style:text-properties officeooo:rsid="003ef144"/>
    </style:style>
    <style:style style:name="T7" style:family="text">
      <style:text-properties officeooo:rsid="003f9308"/>
    </style:style>
    <style:style style:name="T8" style:family="text">
      <style:text-properties officeooo:rsid="00409fe4"/>
    </style:style>
    <style:style style:name="T9" style:family="text">
      <style:text-properties officeooo:rsid="0040fab2"/>
    </style:style>
    <style:style style:name="T10" style:family="text">
      <style:text-properties officeooo:rsid="0042d66b"/>
    </style:style>
    <style:style style:name="T11" style:family="text">
      <style:text-properties officeooo:rsid="0044a865"/>
    </style:style>
    <style:style style:name="T12" style:family="text">
      <style:text-properties officeooo:rsid="0046c6dc"/>
    </style:style>
    <style:style style:name="T13" style:family="text">
      <style:text-properties officeooo:rsid="00479f1c"/>
    </style:style>
    <style:style style:name="T14" style:family="text">
      <style:text-properties officeooo:rsid="00494102"/>
    </style:style>
    <style:style style:name="T15" style:family="text">
      <style:text-properties officeooo:rsid="004aa881"/>
    </style:style>
    <style:style style:name="T16" style:family="text">
      <style:text-properties officeooo:rsid="004c0c53"/>
    </style:style>
    <style:style style:name="T17" style:family="text">
      <style:text-properties officeooo:rsid="004c26b3"/>
    </style:style>
    <style:style style:name="T18" style:family="text">
      <style:text-properties officeooo:rsid="004d13b6"/>
    </style:style>
    <style:style style:name="T19" style:family="text">
      <style:text-properties officeooo:rsid="004d302d"/>
    </style:style>
    <style:style style:name="T20" style:family="text">
      <style:text-properties officeooo:rsid="004dd855"/>
    </style:style>
    <style:style style:name="T21" style:family="text">
      <style:text-properties officeooo:rsid="004edfba"/>
    </style:style>
    <style:style style:name="T22" style:family="text">
      <style:text-properties officeooo:rsid="00501c08"/>
    </style:style>
    <style:style style:name="T23" style:family="text">
      <style:text-properties officeooo:rsid="00517f50"/>
    </style:style>
    <style:style style:name="T24" style:family="text">
      <style:text-properties officeooo:rsid="005337a5"/>
    </style:style>
    <style:style style:name="T25" style:family="text">
      <style:text-properties officeooo:rsid="00544f7a"/>
    </style:style>
    <style:style style:name="T26" style:family="text">
      <style:text-properties officeooo:rsid="0055713e"/>
    </style:style>
    <style:style style:name="T27" style:family="text">
      <style:text-properties officeooo:rsid="0055eb88"/>
    </style:style>
    <style:style style:name="T28" style:family="text">
      <style:text-properties officeooo:rsid="0057d411"/>
    </style:style>
    <style:style style:name="T29" style:family="text">
      <style:text-properties officeooo:rsid="0058021e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) Conjugate the following verbs in the present potential:<text:bookmark-start text:name="__DdeLink__2768_644409755"/> √<text:bookmark-start text:name="__DdeLink__7448_3550361551"/>द्युत्<text:bookmark-end text:name="__DdeLink__2768_644409755"/><text:bookmark-end text:name="__DdeLink__7448_3550361551"/> ‘to shine’, <text:bookmark-start text:name="__DdeLink__7450_3550361551"/><text:bookmark-start text:name="__DdeLink__2770_644409755"/>√युध्<text:bookmark-end text:name="__DdeLink__7450_3550361551"/><text:bookmark-end text:name="__DdeLink__2770_644409755"/> ‘to fight’.</text:p>
      <text:p text:style-name="P1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Table_20_Heading"/>
            </table:table-cell>
            <table:table-cell table:style-name="Table1.A1" office:value-type="string">
              <text:p text:style-name="P13">Sg</text:p>
            </table:table-cell>
            <table:table-cell table:style-name="Table1.A1" office:value-type="string">
              <text:p text:style-name="P13">Du</text:p>
            </table:table-cell>
            <table:table-cell table:style-name="Table1.A1" office:value-type="string">
              <text:p text:style-name="P13">Pl</text:p>
            </table:table-cell>
          </table:table-row>
        </table:table-header-rows>
        <table:table-row>
          <table:table-cell table:style-name="Table1.A1" office:value-type="string">
            <text:p text:style-name="P11">1</text:p>
          </table:table-cell>
          <table:table-cell table:style-name="Table1.A1" office:value-type="string">
            <text:p text:style-name="Table_20_Contents">द्योत<text:span text:style-name="T24">ेय</text:span></text:p>
          </table:table-cell>
          <table:table-cell table:style-name="Table1.A1" office:value-type="string">
            <text:p text:style-name="Table_20_Contents">द्योत<text:span text:style-name="T24">े</text:span>वहि</text:p>
          </table:table-cell>
          <table:table-cell table:style-name="Table1.A1" office:value-type="string">
            <text:p text:style-name="Table_20_Contents">द्योत<text:span text:style-name="T24">े</text:span>मह<text:span text:style-name="T5">ि</text:span></text:p>
          </table:table-cell>
        </table:table-row>
        <table:table-row>
          <table:table-cell table:style-name="Table1.A1" office:value-type="string">
            <text:p text:style-name="Table_20_Contents">2</text:p>
          </table:table-cell>
          <table:table-cell table:style-name="Table1.A1" office:value-type="string">
            <text:p text:style-name="Table_20_Contents">द्योत<text:span text:style-name="T24">े</text:span>थाः</text:p>
          </table:table-cell>
          <table:table-cell table:style-name="Table1.A1" office:value-type="string">
            <text:p text:style-name="Table_20_Contents">द्योत<text:span text:style-name="T24">े</text:span>याथाम्</text:p>
          </table:table-cell>
          <table:table-cell table:style-name="Table1.A1" office:value-type="string">
            <text:p text:style-name="Table_20_Contents">द्योत<text:span text:style-name="T24">े</text:span>ध्वम्</text:p>
          </table:table-cell>
        </table:table-row>
        <table:table-row>
          <table:table-cell table:style-name="Table1.A1" office:value-type="string">
            <text:p text:style-name="P11">3</text:p>
          </table:table-cell>
          <table:table-cell table:style-name="Table1.A1" office:value-type="string">
            <text:p text:style-name="P4">द्योत<text:span text:style-name="T24">े</text:span>त</text:p>
          </table:table-cell>
          <table:table-cell table:style-name="Table1.A1" office:value-type="string">
            <text:p text:style-name="P4">द्योत<text:span text:style-name="T24">े</text:span>याताम्</text:p>
          </table:table-cell>
          <table:table-cell table:style-name="Table1.A1" office:value-type="string">
            <text:p text:style-name="P4">द्योत<text:span text:style-name="T24">े</text:span><text:span text:style-name="T5">रन्</text:span></text:p>
          </table:table-cell>
        </table:table-row>
      </table:table>
      <text:p text:style-name="P1"/>
      <text:p text:style-name="P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>
            <table:table-cell table:style-name="Table2.A1" office:value-type="string">
              <text:p text:style-name="P5"/>
            </table:table-cell>
            <table:table-cell table:style-name="Table2.A1" office:value-type="string">
              <text:p text:style-name="P13">Sg</text:p>
            </table:table-cell>
            <table:table-cell table:style-name="Table2.A1" office:value-type="string">
              <text:p text:style-name="P13">Du</text:p>
            </table:table-cell>
            <table:table-cell table:style-name="Table2.A1" office:value-type="string">
              <text:p text:style-name="P13">Pl</text:p>
            </table:table-cell>
          </table:table-row>
        </table:table-header-rows>
        <table:table-row>
          <table:table-cell table:style-name="Table2.A1" office:value-type="string">
            <text:p text:style-name="P11">1</text:p>
          </table:table-cell>
          <table:table-cell table:style-name="Table2.A1" office:value-type="string">
            <text:p text:style-name="P4">य<text:span text:style-name="T25">ु</text:span>ध<text:span text:style-name="T25">्ये</text:span>य</text:p>
          </table:table-cell>
          <table:table-cell table:style-name="Table2.A1" office:value-type="string">
            <text:p text:style-name="P29">य<text:span text:style-name="T25">ु</text:span>ध<text:span text:style-name="T25">्ये</text:span>वहि</text:p>
          </table:table-cell>
          <table:table-cell table:style-name="Table2.A1" office:value-type="string">
            <text:p text:style-name="P14">य<text:span text:style-name="T11">ो</text:span>ध<text:span text:style-name="T5">े</text:span>मह<text:span text:style-name="T5">ि</text:span></text:p>
          </table:table-cell>
        </table:table-row>
        <table:table-row>
          <table:table-cell table:style-name="Table2.A1" office:value-type="string">
            <text:p text:style-name="P4">2</text:p>
          </table:table-cell>
          <table:table-cell table:style-name="Table2.A1" office:value-type="string">
            <text:p text:style-name="P29">य<text:span text:style-name="T25">ु</text:span>ध<text:span text:style-name="T25">्ये</text:span>थाः</text:p>
          </table:table-cell>
          <table:table-cell table:style-name="Table2.A1" office:value-type="string">
            <text:p text:style-name="P29">य<text:span text:style-name="T25">ु</text:span>ध<text:span text:style-name="T25">्ये</text:span>याथाम्</text:p>
          </table:table-cell>
          <table:table-cell table:style-name="Table2.A1" office:value-type="string">
            <text:p text:style-name="P29">य<text:span text:style-name="T25">ु</text:span>ध<text:span text:style-name="T25">्ये</text:span>ध्वम्</text:p>
          </table:table-cell>
        </table:table-row>
        <table:table-row>
          <table:table-cell table:style-name="Table2.A1" office:value-type="string">
            <text:p text:style-name="P11">3</text:p>
          </table:table-cell>
          <table:table-cell table:style-name="Table2.A1" office:value-type="string">
            <text:p text:style-name="P29">य<text:span text:style-name="T25">ु</text:span>ध<text:span text:style-name="T25">्ये</text:span>त</text:p>
          </table:table-cell>
          <table:table-cell table:style-name="Table2.A1" office:value-type="string">
            <text:p text:style-name="P29">य<text:span text:style-name="T25">ु</text:span>ध<text:span text:style-name="T25">्ये</text:span>याताम्</text:p>
          </table:table-cell>
          <table:table-cell table:style-name="Table2.A1" office:value-type="string">
            <text:p text:style-name="P30">य<text:span text:style-name="T25">ु</text:span>ध<text:span text:style-name="T25">्ये</text:span>रन्</text:p>
          </table:table-cell>
        </table:table-row>
      </table:table>
      <text:p text:style-name="P3"/>
      <text:p text:style-name="P3"/>
      <text:p text:style-name="P1">2) Conjugate the following verbs in the imperfect indicative: √ईक्ष् ‘to see’, <text:bookmark-start text:name="__DdeLink__2775_644409755"/>√मन्<text:bookmark-end text:name="__DdeLink__2775_644409755"/> ‘to think’.</text:p>
      <text:p text:style-name="P1"/>
      <text:p text:style-name="P3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>
            <table:table-cell table:style-name="Table3.A1" office:value-type="string">
              <text:p text:style-name="P5"/>
            </table:table-cell>
            <table:table-cell table:style-name="Table3.A1" office:value-type="string">
              <text:p text:style-name="P13">Sg</text:p>
            </table:table-cell>
            <table:table-cell table:style-name="Table3.A1" office:value-type="string">
              <text:p text:style-name="P13">Du</text:p>
            </table:table-cell>
            <table:table-cell table:style-name="Table3.A1" office:value-type="string">
              <text:p text:style-name="P13">Pl</text:p>
            </table:table-cell>
          </table:table-row>
        </table:table-header-rows>
        <table:table-row>
          <table:table-cell table:style-name="Table3.A1" office:value-type="string">
            <text:p text:style-name="P11">1</text:p>
          </table:table-cell>
          <table:table-cell table:style-name="Table3.A1" office:value-type="string">
            <text:p text:style-name="P11">ऐक्षे</text:p>
          </table:table-cell>
          <table:table-cell table:style-name="Table3.A1" office:value-type="string">
            <text:p text:style-name="P12">ऐक्षावहि</text:p>
          </table:table-cell>
          <table:table-cell table:style-name="Table3.A1" office:value-type="string">
            <text:p text:style-name="P12">ऐक्षामहि</text:p>
          </table:table-cell>
        </table:table-row>
        <table:table-row>
          <table:table-cell table:style-name="Table3.A1" office:value-type="string">
            <text:p text:style-name="P4">2</text:p>
          </table:table-cell>
          <table:table-cell table:style-name="Table3.A1" office:value-type="string">
            <text:p text:style-name="P12">ऐक्षथ<text:span text:style-name="T6">ाः</text:span></text:p>
          </table:table-cell>
          <table:table-cell table:style-name="Table3.A1" office:value-type="string">
            <text:p text:style-name="P12">ऐक्षेथाम्</text:p>
          </table:table-cell>
          <table:table-cell table:style-name="Table3.A1" office:value-type="string">
            <text:p text:style-name="P12">ऐक्षध्वम्</text:p>
          </table:table-cell>
        </table:table-row>
        <table:table-row>
          <table:table-cell table:style-name="Table3.A1" office:value-type="string">
            <text:p text:style-name="P11">3</text:p>
          </table:table-cell>
          <table:table-cell table:style-name="Table3.A1" office:value-type="string">
            <text:p text:style-name="P12">ऐक्षत</text:p>
          </table:table-cell>
          <table:table-cell table:style-name="Table3.A1" office:value-type="string">
            <text:p text:style-name="P12">ऐक्षेताम्</text:p>
          </table:table-cell>
          <table:table-cell table:style-name="Table3.A1" office:value-type="string">
            <text:p text:style-name="P12">ऐक्षन्त</text:p>
          </table:table-cell>
        </table:table-row>
      </table:table>
      <text:p text:style-name="P3"/>
      <text:p text:style-name="P1"/>
      <text:p text:style-name="P3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header-rows>
          <table:table-row>
            <table:table-cell table:style-name="Table4.A1" office:value-type="string">
              <text:p text:style-name="P5"/>
            </table:table-cell>
            <table:table-cell table:style-name="Table4.A1" office:value-type="string">
              <text:p text:style-name="P13">Sg</text:p>
            </table:table-cell>
            <table:table-cell table:style-name="Table4.A1" office:value-type="string">
              <text:p text:style-name="P13">Du</text:p>
            </table:table-cell>
            <table:table-cell table:style-name="Table4.A1" office:value-type="string">
              <text:p text:style-name="P13">Pl</text:p>
            </table:table-cell>
          </table:table-row>
        </table:table-header-rows>
        <table:table-row>
          <table:table-cell table:style-name="Table4.A1" office:value-type="string">
            <text:p text:style-name="P11">1</text:p>
          </table:table-cell>
          <table:table-cell table:style-name="Table4.A1" office:value-type="string">
            <text:p text:style-name="P11">अमन<text:span text:style-name="T26">्ये</text:span></text:p>
          </table:table-cell>
          <table:table-cell table:style-name="Table4.A1" office:value-type="string">
            <text:p text:style-name="P11">अमन<text:span text:style-name="T26">्या</text:span>वहि</text:p>
          </table:table-cell>
          <table:table-cell table:style-name="Table4.A1" office:value-type="string">
            <text:p text:style-name="P11">अमन<text:span text:style-name="T26">्या</text:span>महि</text:p>
          </table:table-cell>
        </table:table-row>
        <table:table-row>
          <table:table-cell table:style-name="Table4.A1" office:value-type="string">
            <text:p text:style-name="P4">2</text:p>
          </table:table-cell>
          <table:table-cell table:style-name="Table4.A1" office:value-type="string">
            <text:p text:style-name="P11">अमन<text:span text:style-name="T26">्य</text:span>थ<text:span text:style-name="T6">ाः</text:span></text:p>
          </table:table-cell>
          <table:table-cell table:style-name="Table4.A1" office:value-type="string">
            <text:p text:style-name="P11">अम<text:span text:style-name="T26">न्य</text:span>थाम्</text:p>
          </table:table-cell>
          <table:table-cell table:style-name="Table4.A1" office:value-type="string">
            <text:p text:style-name="P11">अमन<text:span text:style-name="T26">्य</text:span>ध्वम्</text:p>
          </table:table-cell>
        </table:table-row>
        <table:table-row>
          <table:table-cell table:style-name="Table4.A1" office:value-type="string">
            <text:p text:style-name="P11">3</text:p>
          </table:table-cell>
          <table:table-cell table:style-name="Table4.A1" office:value-type="string">
            <text:p text:style-name="P11">अमन<text:span text:style-name="T26">्य</text:span>त</text:p>
          </table:table-cell>
          <table:table-cell table:style-name="Table4.A1" office:value-type="string">
            <text:p text:style-name="P11">अमन<text:span text:style-name="T26">्ये</text:span>ताम्</text:p>
          </table:table-cell>
          <table:table-cell table:style-name="Table4.A1" office:value-type="string">
            <text:p text:style-name="P11">अमन<text:span text:style-name="T26">्य</text:span>न्त</text:p>
          </table:table-cell>
        </table:table-row>
      </table:table>
      <text:p text:style-name="P3"/>
      <text:p text:style-name="P1"/>
      <text:p text:style-name="P1">3) Identify and translate the following forms. If they are imperfect, turn them into present</text:p>
      <text:p text:style-name="P1">­potentials. If they are present potentials, turn them into imperfect indicatives.</text:p>
      <text:p text:style-name="P1">Example: अभरे – 1st Sg Impf Ind Mid of √भृ ‘to carry’ –› ‘I carried’; Pot: भरेय</text:p>
      <text:p text:style-name="P1"/>
      <text:p text:style-name="P1">१) अयजामहि → √यज् <text:span text:style-name="T6">1p, pl, Imperf</text:span>→ <text:span text:style-name="T6">мы приносили жертву → यज</text:span><text:span text:style-name="T12">े</text:span><text:span text:style-name="T6">महि</text:span></text:p>
      <text:p text:style-name="P2">२) वदेयाथाम् → √वद् <text:s/><text:span text:style-name="T6">2p, du, Opt</text:span>→<text:span text:style-name="T6">вы двое сказали бы → अवदेथाम्</text:span> </text:p>
      <text:p text:style-name="P6">३) अवर्तन्त → √वृत् <text:span text:style-name="T6">3p, pl, Imperf</text:span>→ <text:span text:style-name="T6">они вращали → <text:s/>वर्तेरन्</text:span></text:p>
      <text:p text:style-name="P6">४) शोभेय → √शुभ् <text:span text:style-name="T6">1p, sg, Opt</text:span>→ <text:span text:style-name="T6">я сия</text:span><text:span text:style-name="T26">л бы</text:span><text:span text:style-name="T6"> → अशोभे</text:span></text:p>
      <text:p text:style-name="P6">५) अलभेताम् →√<text:span text:style-name="T6">लभ् 3p, du, Imperf</text:span> →<text:span text:style-name="T6">они двое получили</text:span> <text:span text:style-name="T6">→ लभेयात</text:span><text:span text:style-name="T12">ा</text:span><text:span text:style-name="T6">म्</text:span></text:p>
      <text:p text:style-name="P6">६) तप्येथाः → √तप् <text:span text:style-name="T6">2p, </text:span><text:span text:style-name="T27">sg</text:span><text:span text:style-name="T6">, Opt</text:span>→ <text:span text:style-name="T27">ты</text:span><text:span text:style-name="T6"> </text:span><text:span text:style-name="T12">заж</text:span><text:span text:style-name="T27">ег </text:span><text:span text:style-name="T6">бы <text:s/>→ </text:span><text:span text:style-name="T8">अतप</text:span><text:span text:style-name="T12">्यथाः</text:span></text:p>
      <text:p text:style-name="P6">७) अवदध्वम् →√वद् <text:span text:style-name="T6">2p, pl, Imperf, </text:span><text:span text:style-name="T12">pass</text:span> → <text:span text:style-name="T7">вы говорили</text:span><text:span text:style-name="T6"> → </text:span><text:span text:style-name="T8">वदेध्वम्</text:span></text:p>
      <text:p text:style-name="P7">८) अस्मयथाः → <text:span text:style-name="T3">√</text:span><text:span text:style-name="T1">स्मि </text:span><text:span text:style-name="T2">2p, sg, Imperf</text:span>→ <text:span text:style-name="T7">ты улыбался</text:span><text:span text:style-name="T6"> → </text:span><text:span text:style-name="T8">स्म</text:span><text:span text:style-name="T10">येथाः</text:span></text:p>
      <text:p text:style-name="P7">९) ईक्षेय → <text:span text:style-name="T3">√</text:span><text:bookmark-start text:name="__DdeLink__7502_3550361551"/>ईक्ष्<text:bookmark-end text:name="__DdeLink__7502_3550361551"/> <text:span text:style-name="T6">1p, sg, Opt</text:span>→ <text:span text:style-name="T7">я смотрел бы</text:span><text:span text:style-name="T6"> → </text:span><text:span text:style-name="T5">ऐक्षे</text:span></text:p>
      <text:p text:style-name="P6">१०) अलभावहि → √<text:span text:style-name="T6">लभ् 1p, du, Imperf →</text:span><text:span text:style-name="T7">мы двое брали</text:span><text:span text:style-name="T6"> </text:span>→ <text:span text:style-name="T8">लभेवहि</text:span></text:p>
      <text:p text:style-name="P7"><text:soft-page-break/>११) मन्येय → √मन् <text:span text:style-name="T6">1p, sg, Opt → </text:span><text:span text:style-name="T5">अमन</text:span><text:span text:style-name="T12">्ये</text:span></text:p>
      <text:p text:style-name="P6">१२) लभेमहि → √<text:span text:style-name="T6">लभ् <text:s/>1p, pl, Opt</text:span>→ <text:span text:style-name="T7">мы брали бы</text:span><text:span text:style-name="T6"> → </text:span><text:span text:style-name="T9">अलभामहि</text:span></text:p>
      <text:p text:style-name="P6">१३) स्मयेरन् → <text:span text:style-name="T3">√</text:span><text:span text:style-name="T1">स्मि </text:span><text:span text:style-name="T2">3p, pl, Opt</text:span>→ <text:span text:style-name="T7">они улыбались бы</text:span><text:span text:style-name="T6"> → </text:span><text:span text:style-name="T9">अस्मयन्त</text:span></text:p>
      <text:p text:style-name="P8">१४) ईक्षेध्वम् → <text:span text:style-name="T3">√</text:span>ईक्ष् <text:span text:style-name="T6">2p, pl, Opt</text:span>→ <text:span text:style-name="T7">вы смотрели бы</text:span><text:span text:style-name="T6"> → </text:span><text:span text:style-name="T5">ऐक्षध्वम्</text:span></text:p>
      <text:p text:style-name="P8">१५) वर्तेयाताम् → √वृत् <text:span text:style-name="T6">3p, du, Opt</text:span>→ <text:span text:style-name="T7">они двое вращали</text:span><text:span text:style-name="T28">сь</text:span><text:span text:style-name="T7"> бы</text:span><text:span text:style-name="T6"> → <text:s/>अवर्त</text:span><text:span text:style-name="T9">ेताम्</text:span></text:p>
      <text:p text:style-name="P6">१६) अयुध्ये → √<text:span text:style-name="T6">यध् 1p, sg, Imper</text:span>→ <text:span text:style-name="T7">я сражался</text:span><text:span text:style-name="T6"> → </text:span><text:span text:style-name="T8">य</text:span><text:span text:style-name="T12">ो</text:span><text:span text:style-name="T8">धेय</text:span></text:p>
      <text:p text:style-name="P7">१७) अस्मयत → <text:span text:style-name="T3">√</text:span><text:span text:style-name="T1">स्मि </text:span><text:span text:style-name="T2">3p, sg, Imperf</text:span>→ <text:span text:style-name="T7">он улыбался</text:span><text:span text:style-name="T6"> → </text:span><text:span text:style-name="T10">स्मय</text:span><text:span text:style-name="T13">े</text:span><text:span text:style-name="T10">त</text:span></text:p>
      <text:p text:style-name="P7">१८) अद्योतध्वम् →<text:bookmark-start text:name="__DdeLink__7504_3550361551"/>√द्यु<text:bookmark-end text:name="__DdeLink__7504_3550361551"/> <text:span text:style-name="T6">2p, pl, Imperf</text:span>→ <text:span text:style-name="T7">вы сияли</text:span><text:span text:style-name="T6"> → द्योत</text:span><text:span text:style-name="T29">े</text:span><text:span text:style-name="T6">ध्वम्</text:span></text:p>
      <text:p text:style-name="P6">१९) लभेयाथाम् → √<text:span text:style-name="T6">लभ् 2p, du, Opt</text:span>→ <text:span text:style-name="T7">вы двое взяли бы</text:span><text:span text:style-name="T6"> → </text:span><text:span text:style-name="T9">अलभेथाम्</text:span></text:p>
      <text:p text:style-name="P6">२०) अतप्यन्त →√तप् <text:span text:style-name="T6">3p, pl, Imper, </text:span><text:span text:style-name="T13">pass</text:span>→ <text:span text:style-name="T7">они </text:span><text:span text:style-name="T13">зажгли</text:span><text:span text:style-name="T6">→ </text:span><text:span text:style-name="T8">तप्य</text:span><text:span text:style-name="T29">े</text:span><text:span text:style-name="T8">रन्</text:span></text:p>
      <text:p text:style-name="P6">२१) वदेत → √वद् <text:span text:style-name="T6">3p, sg, Opt</text:span>→ <text:span text:style-name="T7">он говорил бы</text:span><text:span text:style-name="T6"> → </text:span><text:span text:style-name="T9">अवदत</text:span></text:p>
      <text:p text:style-name="P6">२२) शोभेमहि → <text:bookmark-start text:name="__DdeLink__7506_3550361551"/>√शुभ्<text:bookmark-end text:name="__DdeLink__7506_3550361551"/> <text:span text:style-name="T6">1p, pl, Opt</text:span>→ <text:span text:style-name="T7">мы украшались</text:span><text:span text:style-name="T6"> </text:span><text:span text:style-name="T7">бы</text:span><text:span text:style-name="T6">→ </text:span><text:span text:style-name="T9">अशोभामहि</text:span></text:p>
      <text:p text:style-name="P6">२३) वर्तेथाः → √वृत् <text:span text:style-name="T6">2p, sg, Opt</text:span>→ <text:span text:style-name="T7">ты вращал бы</text:span><text:span text:style-name="T6"> → </text:span><text:span text:style-name="T9">अवर्तथाः</text:span></text:p>
      <text:p text:style-name="P6">२४) लभेरन् → √<text:span text:style-name="T6">लभ् 3p, pl, Opt</text:span>→ <text:span text:style-name="T7">они взяли бы</text:span><text:span text:style-name="T6"> → </text:span><text:span text:style-name="T9">अलभन्त</text:span></text:p>
      <text:p text:style-name="P1"/>
      <text:p text:style-name="P8"/>
      <text:p text:style-name="P1">4) Give the forms specified in brackets.</text:p>
      <text:p text:style-name="P1">a) 1st Du Impf Mid of √तप् → <text:span text:style-name="T10">अतपवहि</text:span></text:p>
      <text:p text:style-name="P9">b) 3rd Sg Impf Mid of √ईक्ष् → <text:span text:style-name="T5">ऐक्षन्त</text:span></text:p>
      <text:p text:style-name="P9">c) 1st Sg Impf Mid of √द्युत् → <text:span text:style-name="T10">अद्युते</text:span></text:p>
      <text:p text:style-name="P9">d) 3rd Pl Pot Mid of √गा → <text:span text:style-name="T14">गैरन्</text:span></text:p>
      <text:p text:style-name="P9">e) 1st Pl Impf Mid of √लभ् → <text:span text:style-name="T10">अलभामहि</text:span></text:p>
      <text:p text:style-name="P9">f) 3rd Du Pot Mid of √स्मि → <text:span text:style-name="T10">स्मयेयाताम्</text:span></text:p>
      <text:p text:style-name="P9">g) 2nd Sg Impf Mid of √क्षम् → <text:span text:style-name="T10">अक्षमेथाम्</text:span></text:p>
      <text:p text:style-name="P9">h) 3rd Sg Pot Mid of √यज् → <text:span text:style-name="T10">य</text:span><text:span text:style-name="T14">ो</text:span><text:span text:style-name="T10">जेत</text:span></text:p>
      <text:p text:style-name="P9">i) 1st Sg Impf Mid of √स्मि → <text:span text:style-name="T10">अस्मये</text:span></text:p>
      <text:p text:style-name="P9">j) 2nd Pl Pot Mid of √तप् → <text:span text:style-name="T10">तपेध्वम्</text:span></text:p>
      <text:p text:style-name="P9">k) 3rd Pl Impf Mid of √लभ् → <text:span text:style-name="T10">अलभन्त</text:span></text:p>
      <text:p text:style-name="P9">l) 1st Sg Pot Mid of √वद् → <text:span text:style-name="T10">वदेय</text:span></text:p>
      <text:p text:style-name="P9">m) 3rd Sg Impf Mid of √युध् → <text:span text:style-name="T10">अय</text:span><text:span text:style-name="T14">ो</text:span><text:span text:style-name="T10">धत</text:span></text:p>
      <text:p text:style-name="P9">n) 3rd Pl Sub Mid of √यज् → <text:span text:style-name="T11">योजन्त</text:span></text:p>
      <text:p text:style-name="P9">o) 2nd Pl Impf Mid of √तप् → <text:span text:style-name="T10">अतपध्वम्</text:span></text:p>
      <text:p text:style-name="P9">p) 2nd Du Pot Mid of √क्षम् → <text:span text:style-name="T10">क्षमेयाथाम्</text:span></text:p>
      <text:p text:style-name="P9">q) 1st Pl Impf Mid of √लभ् → <text:span text:style-name="T10">अलभामहि</text:span></text:p>
      <text:p text:style-name="P9">r) 1st Sg Pot Mid of √शुभ् → <text:span text:style-name="T10">शोभेय</text:span></text:p>
      <text:p text:style-name="P9">s) 1st Pl Pot Mid of √तप् → <text:span text:style-name="T10">तपेमहि</text:span></text:p>
      <text:p text:style-name="P9">t) 2nd Sg Impf Mid of √यज् → <text:span text:style-name="T10">अय</text:span><text:span text:style-name="T14">ो</text:span><text:span text:style-name="T10">जथाः</text:span></text:p>
      <text:p text:style-name="P10">u) 3rd Sg Impf Mid of √गा → <text:span text:style-name="T10">अ</text:span><text:span text:style-name="T11">गात</text:span></text:p>
      <text:p text:style-name="P9">v) 3rd Du Pot Mid of √युध् → <text:span text:style-name="T14">योधेयाताम्</text:span></text:p>
      <text:p text:style-name="P9">w) 3rd Pl Impf Mid of √शुभ् → <text:span text:style-name="T14">अ</text:span><text:span text:style-name="T11">शोभ</text:span><text:span text:style-name="T14">त</text:span></text:p>
      <text:p text:style-name="P15">x) 1st Du Pot Mid of √द्युत् → द्योतयेथाः</text:p>
      <text:p text:style-name="P1"/>
      <text:p text:style-name="P1">5) Translate into English.</text:p>
      <text:p text:style-name="P1"/>
      <text:p text:style-name="P1">१) नराणा<text:span text:style-name="T15">म्</text:span> जीवितम<text:span text:style-name="T15">्</text:span> <text:span text:style-name="T15">अ</text:span>न्तव<text:span text:style-name="T15">त्</text:span> <text:span text:style-name="T15">देवा</text:span>ना<text:span text:style-name="T15">म्</text:span> त<text:span text:style-name="T15">ु</text:span> <text:span text:style-name="T15">अ</text:span>नन्तव<text:span text:style-name="T15">त्</text:span> <text:span text:style-name="T15">ए</text:span>व <text:span text:style-name="T15">इ</text:span>त<text:span text:style-name="T15">ि</text:span> <text:span text:style-name="T15">ऋ</text:span>षिभि<text:span text:style-name="T15">ः</text:span> <text:span text:style-name="T15">अ</text:span>भाष्यत ।</text:p>
      <text:p text:style-name="P16">Людей жизнь конечна, но богов бесконечная, напротив – так мудрецами говорится.</text:p>
      <text:p text:style-name="P1"><text:soft-page-break/>२) पितरौ गायन्त्या द<text:span text:style-name="T15">ु</text:span>हित्र <text:span text:style-name="T15">अ</text:span>नन्देताम् ।</text:p>
      <text:p text:style-name="P16">Родители поющей дочери радовались.</text:p>
      <text:p text:style-name="P1">३) भ्रातु<text:span text:style-name="T15">ः </text:span><text:bookmark-start text:name="__DdeLink__741_3732919415"/><text:span text:style-name="T15">दो</text:span>षा<text:bookmark-end text:name="__DdeLink__741_3732919415"/><text:span text:style-name="T15">न्</text:span> <text:span text:style-name="T15">क्ष</text:span>मेथाः ।</text:p>
      <text:p text:style-name="P16">Брата проступки ты прощать должен.</text:p>
      <text:p text:style-name="P1">४) कथ<text:span text:style-name="T16">म्</text:span> देव<text:span text:style-name="T16">म्</text:span> जानास<text:span text:style-name="T16">ि</text:span> <text:span text:style-name="T16">इ</text:span>ति पृष्ट<text:span text:style-name="T16">ः</text:span> गुरु<text:span text:style-name="T16">ः </text:span>र्देवा<text:span text:style-name="T16">ः</text:span> रूपवन्त<text:span text:style-name="T16">ः</text:span> <text:span text:style-name="T16">अ</text:span><text:bookmark-start text:name="__DdeLink__745_3732919415"/>स्वेदा<text:span text:style-name="T16">ः</text:span><text:bookmark-end text:name="__DdeLink__745_3732919415"/> अछाया<text:span text:style-name="T16">ः</text:span> अजरा<text:span text:style-name="T16">ः</text:span> अनिमिषा<text:span text:style-name="T16">ः च इ</text:span>ति प्रत्यभाषत ।</text:p>
      <text:p text:style-name="P17">Как бога ты узнаёшь – так спрашиваемый учитель – боги красивые, непотеющие, не имеющие тени, нестареющие и неморгающие – так отвечал.</text:p>
      <text:p text:style-name="P1">५) <text:bookmark-start text:name="__DdeLink__748_3732919415"/>दण्डि<text:bookmark-end text:name="__DdeLink__748_3732919415"/>नौ <text:bookmark-start text:name="__DdeLink__750_3732919415"/>पक्षिण<text:span text:style-name="T16">ः</text:span><text:bookmark-end text:name="__DdeLink__750_3732919415"/> दण्डाभ्याम<text:span text:style-name="T16">्</text:span> <text:bookmark-start text:name="__DdeLink__754_3732919415"/><text:span text:style-name="T16">उ</text:span>दपातयताम्<text:bookmark-end text:name="__DdeLink__754_3732919415"/> । अन्न<text:span text:style-name="T16">म्</text:span> खादितु<text:span text:style-name="T16">म्</text:span> भुव<text:span text:style-name="T16">ि</text:span> <text:span text:style-name="T16">उ</text:span>पाविशेताम् ।</text:p>
      <text:p text:style-name="P17">Двое палки держащие птиц палками вдвоём взлететь заставили. Еду есть на землю вдвоём сели.</text:p>
      <text:p text:style-name="P1">६) गायन्ती कन्या स्वसृभ्याम<text:span text:style-name="T17">्</text:span> <text:span text:style-name="T17">अ</text:span>शस्यत ।</text:p>
      <text:p text:style-name="P18">поющая девушка сестрами была восхвалена.</text:p>
      <text:p text:style-name="P1">७) य<text:span text:style-name="T17">त्</text:span> <text:span text:style-name="T17">अ</text:span>न्न<text:span text:style-name="T17">म्</text:span> मातरः पेचु<text:span text:style-name="T17">ः</text:span> <text:span text:style-name="T17">तत् कु</text:span>त<text:span text:style-name="T17">ः</text:span> न <text:span text:style-name="T17">अ</text:span>खादध्वम्।</text:p>
      <text:p text:style-name="P18">Ту пищу, матери приготовили которую, почему вы не сьели?</text:p>
      <text:p text:style-name="P1"/>
      <text:p text:style-name="P1">८) पुरे वसत<text:span text:style-name="T17">ः</text:span> जनान<text:span text:style-name="T17">्</text:span> <text:span text:style-name="T17">उ</text:span>ग्रेभ्यः शत्रुभ्य<text:span text:style-name="T17">ः</text:span> रक्षेमह<text:span text:style-name="T17">ि</text:span> <text:span text:style-name="T17">इ</text:span>त<text:span text:style-name="T17">ि</text:span> <text:span text:style-name="T17">उ</text:span>क्त्वा तान<text:span text:style-name="T17">्</text:span> <text:span text:style-name="T17">अ</text:span>रक्षामहि ।</text:p>
      <text:p text:style-name="P18">В городе живущих людей от жестоких врагов мы должны защищать – так сказав, их не защитили.</text:p>
      <text:p text:style-name="P1">९) सेनयो<text:span text:style-name="T17">ः</text:span> <text:span text:style-name="T17">उ</text:span>भयोः क्षत्रियौ बलवत्तमा<text:span text:style-name="T17">ै</text:span> <text:span text:style-name="T17">अ</text:span>युध्येताम् । अन्योन्य<text:span text:style-name="T17">म्</text:span> जघ्नतुः ।</text:p>
      <text:p text:style-name="P18">Из двух армий двое воинов сильных сразились. Друг друга убили.</text:p>
      <text:p text:style-name="P1">१०) नेता कर्मभि<text:span text:style-name="T17">ः</text:span> <text:span text:style-name="T17">ज्ञा</text:span>यते ।</text:p>
      <text:p text:style-name="P18">Вождь деяниями знается.</text:p>
      <text:p text:style-name="P1">११) अश्व<text:span text:style-name="T17">ः</text:span> बाल<text:span text:style-name="T17">म्</text:span> भृतवा<text:span text:style-name="T17">न्</text:span> <text:span text:style-name="T17">पि</text:span>त्रा <text:span text:style-name="T17">अ</text:span>शस्यत ।</text:p>
      <text:p text:style-name="P18">Конь, мальчика несущий, отцом был восхвалён.</text:p>
      <text:p text:style-name="P1"/>
      <text:p text:style-name="P1">READINGS</text:p>
      <text:p text:style-name="P1">How to Deal with One’s Enemies</text:p>
      <text:p text:style-name="P1"/>
      <text:p text:style-name="P1">साम्ना दानेन भेदेन समस्तै<text:span text:style-name="T18">ः</text:span> <text:span text:style-name="T18">अ</text:span>थ वा पृथक् ।</text:p>
      <text:p text:style-name="P20">Добротой, подарком, разделением – всем вместе или по раздельности</text:p>
      <text:p text:style-name="P1">साधितु<text:span text:style-name="T18">म्</text:span> प्रयतेत <text:span text:style-name="T18">अ</text:span>रीन् <text:span text:style-name="T18">न</text:span> युद्धेन कदा चन ॥</text:p>
      <text:p text:style-name="P19">Покорить пусть старается врагов, битвой никогда.</text:p>
      <text:p text:style-name="P1"/>
      <text:p text:style-name="P1"/>
      <text:p text:style-name="P1">The Influence of the Mighty</text:p>
      <text:p text:style-name="P1"/>
      <text:p text:style-name="P1">जन<text:span text:style-name="T18">म्</text:span> जनपदा<text:span text:style-name="T18">ः</text:span> नित्यम<text:span text:style-name="T18">् अ</text:span>र्चयन्ति नृप-<text:span text:style-name="T18">अ</text:span>र्चितम् ।</text:p>
      <text:p text:style-name="P20">Человека народ всегда славит, <text:span text:style-name="T19">(который) </text:span>царем прославл<text:span text:style-name="T19">ен</text:span></text:p>
      <text:p text:style-name="P1">नृपेण <text:span text:style-name="T18">आ</text:span>वमत<text:span text:style-name="T18">ः</text:span> य<text:span text:style-name="T18">ः</text:span> <text:span text:style-name="T18">तु</text:span> स<text:span text:style-name="T18">ः</text:span> सर्वै<text:span text:style-name="T18">ः अ</text:span>वमन्यते ॥</text:p>
      <text:p text:style-name="P19">но царём униженный который, он всеми унижается.</text:p>
      <text:p text:style-name="P1"/>
      <text:p text:style-name="P1">The Nature of Things Does Not Change</text:p>
      <text:p text:style-name="P1"/>
      <text:p text:style-name="P1">मणि<text:span text:style-name="T20">ः</text:span> <text:span text:style-name="T20">लुठ</text:span>ति पादेषु काचः शिरसि धार्यते ।</text:p>
      <text:p text:style-name="P22">Как даже (если) драгоценный камень катается в ногах, (а)стекляшка на голове носиться</text:p>
      <text:p text:style-name="P21"><text:bookmark-start text:name="__DdeLink__771_3732919415"/>यथ<text:bookmark-end text:name="__DdeLink__771_3732919415"/> <text:span text:style-name="T20">ए</text:span><draw:frame draw:style-name="fr1" draw:name="Object1" text:anchor-type="as-char" svg:y="-0.377cm" svg:width="0.041cm" svg:height="0.467cm" draw:z-index="0"><draw:object xlink:href="./Object 1" xlink:type="simple" xlink:show="embed" xlink:actuate="onLoad"/><draw:image xlink:href="./ObjectReplacements/Object 1" xlink:type="simple" xlink:show="embed" xlink:actuate="onLoad"/></draw:frame>व <text:span text:style-name="T20">आ</text:span>स्ते तथ <text:span text:style-name="T20">ए</text:span>व <text:span text:style-name="T20">आ</text:span>स्ता<text:span text:style-name="T20">म्</text:span> काचः काच<text:span text:style-name="T20">ः</text:span> मणि<text:span text:style-name="T20">ः</text:span> <text:span text:style-name="T20">म</text:span>णिः ॥</text:p>
      <text:p text:style-name="P22">так ведь остаётся стекло – стеклом, драгоценность – драгоценностью.</text:p>
      <text:p text:style-name="P21"/>
      <text:p text:style-name="P1"/>
      <text:p text:style-name="P1"/>
      <text:p text:style-name="P1"><text:soft-page-break/></text:p>
      <text:p text:style-name="P1"/>
      <text:p text:style-name="P1"/>
      <text:p text:style-name="P1">Kṛṣṇa Reproaches Arjuna for Wanting to Kill His Own Brother</text:p>
      <text:p text:style-name="P1"/>
      <text:p text:style-name="P1">अयुध्यमानस्य वध<text:span text:style-name="T21">ः</text:span> <text:span text:style-name="T21">त</text:span>थ<text:span text:style-name="T21">ा</text:span> <text:span text:style-name="T21">अ</text:span>शत्रो<text:span text:style-name="T21">ः च</text:span> भारत ।</text:p>
      <text:p text:style-name="P23">Несражающегося убийство как и не-врага, о Бхарата</text:p>
      <text:p text:style-name="P1">पराङ्मुखस्य द्रवतः शरण<text:span text:style-name="T21">म्</text:span> च <text:span text:style-name="T21">अ</text:span>पि गच्छतः ॥ २४ ॥</text:p>
      <text:p text:style-name="P23">Повернувшегося спиной убегающего и направляющегося к убежищу</text:p>
      <text:p text:style-name="P1">कृताञ्जलेः प्रपन्नस्य प्रमत्तस्य तथ<text:span text:style-name="T21">ा</text:span> <text:span text:style-name="T21">ए</text:span>व च ।</text:p>
      <text:p text:style-name="P23">Руки сложившего в мольбе приближающегося, и также невнимательного</text:p>
      <text:p text:style-name="P1">न वधः पूज्यते सद्भि<text:span text:style-name="T21">ः तत् च</text:span> सर्व<text:span text:style-name="T21">म्</text:span> गुरौ तव ॥ २५ ॥</text:p>
      <text:p text:style-name="P23">убийство не почитается благородными, и это всё в твоем учителе???.</text:p>
      <text:p text:style-name="P1"/>
      <text:p text:style-name="P1">Dhṛtarāṣṭra, Comforted by Vidura’s Words, Asks the Wise Man Another Question</text:p>
      <text:p text:style-name="P1">(Continued from Previous Chapter)</text:p>
      <text:p text:style-name="P1"/>
      <text:p text:style-name="P1">धृतराष्ट्र उवाच</text:p>
      <text:p text:style-name="P23">Дхритараштха сказал</text:p>
      <text:p text:style-name="P1">सुभाषितै<text:span text:style-name="T21">ः</text:span> <text:span text:style-name="T21">म</text:span>हाप्राज्ञ शोक<text:span text:style-name="T21">ः</text:span> <text:span text:style-name="T21">अ</text:span>य<text:span text:style-name="T21">म्</text:span> विगत<text:span text:style-name="T21">ः</text:span> मम ।</text:p>
      <text:p text:style-name="P25">Благими словами, о великий мудрец, скорбь эта ушла моя</text:p>
      <text:p text:style-name="P1">भूय एव तु वाक्यानि श्रोतुम<text:span text:style-name="T21">्</text:span> <text:span text:style-name="T21">इ</text:span>च्छामि तत्त्वतः ॥ १ ॥</text:p>
      <text:p text:style-name="P25">но снова ещё речи слушать хочу, воистину</text:p>
      <text:p text:style-name="P1">अनिष्टाना<text:span text:style-name="T21">म्</text:span> च संसर्गा<text:span text:style-name="T21">त्</text:span> <text:span text:style-name="T21">इ</text:span>ष्टाना<text:span text:style-name="T21">म्</text:span> च विवर्जनात् ।</text:p>
      <text:p text:style-name="P26">От с нежелательными контакта и от желаемых избегания </text:p>
      <text:p text:style-name="P1">कथ<text:span text:style-name="T21">म्</text:span> <text:bookmark-start text:name="__DdeLink__781_3732919415"/>हि<text:bookmark-end text:name="__DdeLink__781_3732919415"/> मानसै<text:span text:style-name="T21">ः दुः</text:span>खैः प्रमुच्यन्ते तु पण्डिताः ॥ २ ॥</text:p>
      <text:p text:style-name="P25">Как же умственными страданиями однако освобождаются мудрецы?</text:p>
      <text:p text:style-name="P1">विदरु उवाच</text:p>
      <text:p text:style-name="P23">Вид<text:span text:style-name="T22">у</text:span>р<text:span text:style-name="T22">а</text:span> сказал</text:p>
      <text:p text:style-name="P1">यत<text:span text:style-name="T22">ः</text:span> यत<text:span text:style-name="T22">ः</text:span> मन<text:span text:style-name="T22">ः</text:span> द<text:span text:style-name="T4">ुः</text:span>खा<text:span text:style-name="T22">त्</text:span> <text:span text:style-name="T22">सु</text:span>खा<text:span text:style-name="T22">त् वा</text:span> विप्रमुच्यते ।</text:p>
      <text:p text:style-name="P27">Когда постепенно ум от плохого или хорошего освобождается</text:p>
      <text:p text:style-name="P1">तत<text:span text:style-name="T22">ः </text:span>त<text:span text:style-name="T22">तः</text:span> नियम्य <text:span text:style-name="T22">ए</text:span>त<text:span text:style-name="T22">त्</text:span> <text:span text:style-name="T22">श</text:span>न्ति<text:span text:style-name="T22">म्</text:span> विन्देत वै बुधः ॥ ३ ॥</text:p>
      <text:p text:style-name="P27">Тогда постепенно ограничивая этот <text:span text:style-name="T23">ум</text:span>, покою радуется поистине мудрый.</text:p>
      <text:p text:style-name="P1"/>
      <text:p text:style-name="P1">Temptation</text:p>
      <text:p text:style-name="P1"/>
      <text:p text:style-name="P1">असती कुलजा धीरा प्रौढा प्रतिवेशिनी <text:bookmark-start text:name="__DdeLink__778_3732919415"/>यदा<text:bookmark-end text:name="__DdeLink__778_3732919415"/> <text:span text:style-name="T21">आ</text:span>सक्तिम् ।</text:p>
      <text:p text:style-name="P23">Неверная, благородная, интеллигентная, храбрая, рядом живущая когда страсть</text:p>
      <text:p text:style-name="P1">कुरुते सरसा च तदा ब्रह्मानन्द<text:span text:style-name="T21">म्</text:span> तृण<text:span text:style-name="T21">म्</text:span> मन्ये ॥</text:p>
      <text:p text:style-name="P24"><text:span text:style-name="T21">проявляет, и страстная – тогда </text:span>блаженство Брахмана – <text:span text:style-name="T21">пустяком полагаю.</text:span>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Mono" svg:font-family="'Noto Sans Mono'" style:font-family-generic="roman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A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wis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9T18:40:36.741171145</meta:creation-date>
    <dc:date>2025-05-07T19:13:06.888529426</dc:date>
    <meta:editing-duration>P5DT6H45M59S</meta:editing-duration>
    <meta:editing-cycles>84</meta:editing-cycles>
    <meta:generator>LibreOffice/7.4.7.2$Linux_X86_64 LibreOffice_project/40$Build-2</meta:generator>
    <meta:document-statistic meta:table-count="4" meta:image-count="0" meta:object-count="1" meta:page-count="4" meta:paragraph-count="185" meta:word-count="1184" meta:character-count="5548" meta:non-whitespace-character-count="4532"/>
  </office:meta>
</office:document-meta>
</file>

<file path=Object 1/content.xml><?xml version="1.0" encoding="utf-8"?>
<math xmlns="http://www.w3.org/1998/Math/MathML" display="block"/>
</file>